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54c3e" officeooo:paragraph-rsid="00154c3e"/>
    </style:style>
    <style:style style:name="T1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aa4926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94558d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/></text:p>
      <text:p text:style-name="P2" loext:marker-style-name="T2"><text:span text:style-name="T2">Line 541 in zonalstats :</text:span></text:p>
      <text:p text:style-name="P2" loext:marker-style-name="T2"><text:span text:style-name="T2"/></text:p>
      <text:p text:style-name="P1" loext:marker-style-name="T2"><text:span text:style-name="T2">statistics = compute_zonal_stats(<text:line-break/> <text:s text:c="7"/>geometries, raster,<text:line-break/> <text:s text:c="7"/></text:span><text:span text:style-name="T4">bands</text:span><text:span text:style-name="T2">=bands,<text:line-break/> <text:s text:c="7"/></text:span><text:span text:style-name="T4">stats</text:span><text:span text:style-name="T2">=</text:span><text:span text:style-name="T5">self</text:span><text:span text:style-name="T2">.stats,<text:line-break/> <text:s text:c="7"/></text:span><text:span text:style-name="T4">categorical</text:span><text:span text:style-name="T2">=</text:span><text:span text:style-name="T5">self</text:span><text:span text:style-name="T2">.categorical)<text:line-break/><text:line-break/></text:span><text:span text:style-name="T1">print</text:span><text:span text:style-name="T2">(statistics)</text:span></text:p>
      <text:p text:style-name="P2" loext:marker-style-name="T2"><text:span text:style-name="T2"/></text:p>
      <text:p text:style-name="P2" loext:marker-style-name="T2"><text:span text:style-name="T2">[[{'min': -1.0, 'max': 1.0, 'mean': 0.6090337494598284, 'std': 0.2737920861382967}], [{'min': -1.0, 'max': 1.0, 'mean': 0.6959025593477881, 'std': 0.20868552054131714}], [{'min': -1.0, 'max': 1.0, 'mean': 0.6292093643451665, 'std': 0.29292130733442406}], …..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0:49:33.337652612</meta:creation-date>
    <dc:date>2024-11-27T17:49:40.922436397</dc:date>
    <meta:editing-duration>PT56M57S</meta:editing-duration>
    <meta:editing-cycles>1</meta:editing-cycles>
    <meta:document-statistic meta:table-count="0" meta:image-count="0" meta:object-count="0" meta:page-count="1" meta:paragraph-count="3" meta:word-count="39" meta:character-count="448" meta:non-whitespace-character-count="379"/>
    <meta:generator>LibreOffice/24.2.6.2$Linux_X86_64 LibreOffice_project/420$Build-2</meta:generator>
  </office:meta>
</office:document-meta>
</file>